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5919" officeooo:paragraph-rsid="000a591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5919" officeooo:paragraph-rsid="000a591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a5919" officeooo:paragraph-rsid="000a5919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left="0.169cm" fo:margin-right="0cm" fo:margin-top="0.085cm" fo:margin-bottom="0cm" style:contextual-spacing="false" fo:orphans="2" fo:widows="2" fo:text-indent="0cm" style:auto-text-indent="false" fo:padding="0cm" fo:border="none"/>
      <style:text-properties fo:font-variant="normal" fo:text-transform="none" fo:color="#3c4043" loext:opacity="100%" style:font-name="inherit" fo:font-size="13pt" fo:letter-spacing="normal" fo:font-style="normal" fo:font-weight="bold" officeooo:paragraph-rsid="000a5919" style:font-size-asian="13pt" style:font-weight-asian="bold" style:font-size-complex="13pt" style:font-weight-complex="bold"/>
    </style:style>
    <style:style style:name="P5" style:family="paragraph" style:parent-style-name="Text_20_body" style:list-style-name="L1">
      <style:paragraph-properties fo:margin-left="0.169cm" fo:margin-right="0cm" fo:margin-top="0.085cm" fo:margin-bottom="0cm" style:contextual-spacing="false" fo:orphans="2" fo:widows="2" fo:text-indent="0cm" style:auto-text-indent="false" fo:padding="0cm" fo:border="none"/>
      <style:text-properties fo:font-variant="normal" fo:text-transform="none" fo:color="#3c4043" loext:opacity="100%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left="0.169cm" fo:margin-right="0cm" fo:margin-top="0.085cm" fo:margin-bottom="0cm" style:contextual-spacing="false" fo:orphans="2" fo:widows="2" fo:text-indent="0cm" style:auto-text-indent="false" fo:padding="0cm" fo:border="none"/>
      <style:text-properties fo:font-variant="normal" fo:text-transform="none" fo:color="#3c4043" loext:opacity="100%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1" style:family="text">
      <style:text-properties officeooo:rsid="000a5919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RT DATA ANALYSIS USING PYTHON</text:p>
      <text:p text:style-name="P1"/>
      <text:p text:style-name="P1"/>
      <text:p text:style-name="P2">TITLE:- <text:span text:style-name="T2">To analyse the heart dataset obtained from kaggle.</text:span></text:p>
      <text:p text:style-name="P2"><text:span text:style-name="T2"/></text:p>
      <text:p text:style-name="P2">Health care data analysis <text:span text:style-name="T2">forms the basic requirement for any healthcare organisation to make informed decissions it may be pharma/diagnostic/hospital/any organisation working towards providing better services/products for improving the quality of life and thereby reducing cost and provide economic/social/ethical comfort to the people/patients</text:span></text:p>
      <text:p text:style-name="P2"><text:span text:style-name="T2"/></text:p>
      <text:p text:style-name="P2">About the disease:-</text:p>
      <text:p text:style-name="P3">Heart disease, otherwise known as coronary artery disease, is a name given to array of conditions that impact the heart</text:p>
      <text:p text:style-name="P2"><text:span text:style-name="T2">it is important to understand the key factors <text:s/>of the disease. <text:s/>one can only know the symptoms if one understands there are several different types of factors governing a heart disease,of which some are given in the data set</text:span></text:p>
      <text:p text:style-name="P2"><text:span text:style-name="T2">they are,</text:span></text:p>
      <text:p text:style-name="P2"><text:span text:style-name="T2"/></text:p>
      <text:p text:style-name="P4"><text:span text:style-name="T1">1.age</text:span></text:p>
      <text:p text:style-name="P4"><text:span text:style-name="T1">2.sex</text:span></text:p>
      <text:p text:style-name="P4"><text:span text:style-name="T1">3.</text:span>chest pain type (4 values)</text:p>
      <text:list xml:id="list2138712511" text:style-name="L1">
        <text:list-header>
          <text:p text:style-name="P5"><text:span text:style-name="T1">4.r</text:span>esting blood pressure</text:p>
        </text:list-header>
      </text:list>
      <text:p text:style-name="P6"><text:span text:style-name="T1">5.</text:span>serum cholestoral in mg/dl</text:p>
      <text:p text:style-name="P6"><text:span text:style-name="T1">6</text:span>fasting blood sugar &gt; 120 mg/dl</text:p>
      <text:p text:style-name="P6"><text:span text:style-name="T1">7.</text:span>resting electrocardiographic results (values 0,1,2)</text:p>
      <text:list xml:id="list142729172892321" text:continue-numbering="true" text:style-name="L1">
        <text:list-header>
          <text:p text:style-name="P5"><text:span text:style-name="T1">8.</text:span>maximum heart rate achieved</text:p>
          <text:p text:style-name="P5"><text:span text:style-name="T1">9.</text:span>exercise induced angina</text:p>
          <text:p text:style-name="P5"><text:span text:style-name="T1">10.</text:span>oldpeak = ST depression induced by exercise relative to rest</text:p>
        </text:list-header>
      </text:list>
      <text:p text:style-name="P6"><text:span text:style-name="T1">11.</text:span>the slope of the peak exercise ST segment</text:p>
      <text:p text:style-name="P6"><text:span text:style-name="T1">12.</text:span>number of major vessels (0-3) colored by flourosopy</text:p>
      <text:list xml:id="list142730368066821" text:continue-numbering="true" text:style-name="L1">
        <text:list-header>
          <text:p text:style-name="P5"><text:span text:style-name="T1">13.</text:span>thal: 0 = normal; 1 = fixed defect; 2 = reversable defect<text:line-break/>The names and social security numbers of the patients were recently removed from the database, replaced with dummy values</text:p>
        </text:list-header>
      </text:list>
      <text:p text:style-name="P2"><text:soft-page-break/><text:line-break/><text:span text:style-name="T2">the current project focuses on extracting various valuable insights from the heart data set using </text:span>PYTHON<text:span text:style-name="T2"> and to visualise the outcomes using </text:span>seaborn <text:span text:style-name="T2">and </text:span>matplotlib<text:span text:style-name="T2"> libraries .</text:span></text:p>
      <text:p text:style-name="P2"><text:span text:style-name="T2">Health care data analysis forms the basic requirement for any healthcare organisation to make informed decissions it may be pharma/diagnostic/hospital/any organisation working towards providing better services/products for improving the quality of life and thereby reducing cost and provide economic/social/ethical comfort to the peop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4:00:44.787000000</meta:creation-date>
    <dc:date>2023-04-02T14:27:28.352000000</dc:date>
    <meta:editing-duration>PT26M44S</meta:editing-duration>
    <meta:editing-cycles>1</meta:editing-cycles>
    <meta:document-statistic meta:table-count="0" meta:image-count="0" meta:object-count="0" meta:page-count="2" meta:paragraph-count="22" meta:word-count="280" meta:character-count="1890" meta:non-whitespace-character-count="1629"/>
    <meta:generator>LibreOffice/7.4.1.2$Windows_X86_64 LibreOffice_project/3c58a8f3a960df8bc8fd77b461821e42c061c5f0</meta:generator>
  </office:meta>
</office:document-meta>
</file>